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4.36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271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readsheet_throughput" table:style-name="ta1">
        <table:shapes>
          <draw:frame draw:z-index="0" draw:style-name="gr1" draw:text-style-name="P1" svg:width="771.79pt" svg:height="514.12pt" svg:x="174.64pt" svg:y="142.92pt">
            <loext:p draw:notify-on-update-of-ranges="spreadsheet_throughput.A4:spreadsheet_throughput.AD4 spreadsheet_throughput.A5:spreadsheet_throughput.AD5 spreadsheet_throughput.A6:spreadsheet_throughput.AD6 spreadsheet_throughput.A7:spreadsheet_throughput.A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./data_throughput/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./data_throughput/S1000.00000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./data_throughput/S1000.000000/H0.000000</text:p>
          </table:table-cell>
          <table:table-cell table:number-columns-repeated="30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float" office:value="0.0387901824034" calcext:value-type="float">
            <text:p>0.0387901824</text:p>
          </table:table-cell>
          <table:table-cell office:value-type="float" office:value="0.0766115665032" calcext:value-type="float">
            <text:p>0.0766115665</text:p>
          </table:table-cell>
          <table:table-cell office:value-type="float" office:value="0.115015857245" calcext:value-type="float">
            <text:p>0.1150158572</text:p>
          </table:table-cell>
          <table:table-cell office:value-type="float" office:value="0.152358180042" calcext:value-type="float">
            <text:p>0.15235818</text:p>
          </table:table-cell>
          <table:table-cell office:value-type="float" office:value="0.192933173981" calcext:value-type="float">
            <text:p>0.192933174</text:p>
          </table:table-cell>
          <table:table-cell office:value-type="float" office:value="0.232431302118" calcext:value-type="float">
            <text:p>0.2324313021</text:p>
          </table:table-cell>
          <table:table-cell office:value-type="float" office:value="0.271363512588" calcext:value-type="float">
            <text:p>0.2713635126</text:p>
          </table:table-cell>
          <table:table-cell office:value-type="float" office:value="0.305398042108" calcext:value-type="float">
            <text:p>0.3053980421</text:p>
          </table:table-cell>
          <table:table-cell office:value-type="float" office:value="0.349665404577" calcext:value-type="float">
            <text:p>0.3496654046</text:p>
          </table:table-cell>
          <table:table-cell office:value-type="float" office:value="0.384769217377" calcext:value-type="float">
            <text:p>0.3847692174</text:p>
          </table:table-cell>
          <table:table-cell office:value-type="float" office:value="0.424938086653" calcext:value-type="float">
            <text:p>0.4249380867</text:p>
          </table:table-cell>
          <table:table-cell office:value-type="float" office:value="0.455959398698" calcext:value-type="float">
            <text:p>0.4559593987</text:p>
          </table:table-cell>
          <table:table-cell office:value-type="float" office:value="0.49981547509" calcext:value-type="float">
            <text:p>0.4998154751</text:p>
          </table:table-cell>
          <table:table-cell office:value-type="float" office:value="0.540272334162" calcext:value-type="float">
            <text:p>0.5402723342</text:p>
          </table:table-cell>
          <table:table-cell office:value-type="float" office:value="0.56976146493" calcext:value-type="float">
            <text:p>0.5697614649</text:p>
          </table:table-cell>
          <table:table-cell office:value-type="float" office:value="0.586289349387" calcext:value-type="float">
            <text:p>0.5862893494</text:p>
          </table:table-cell>
          <table:table-cell office:value-type="float" office:value="0.593751743046" calcext:value-type="float">
            <text:p>0.593751743</text:p>
          </table:table-cell>
          <table:table-cell office:value-type="float" office:value="0.597859111105" calcext:value-type="float">
            <text:p>0.5978591111</text:p>
          </table:table-cell>
          <table:table-cell office:value-type="float" office:value="0.601179336256" calcext:value-type="float">
            <text:p>0.6011793363</text:p>
          </table:table-cell>
          <table:table-cell office:value-type="float" office:value="0.608724304005" calcext:value-type="float">
            <text:p>0.608724304</text:p>
          </table:table-cell>
          <table:table-cell office:value-type="float" office:value="0.611827274861" calcext:value-type="float">
            <text:p>0.6118272749</text:p>
          </table:table-cell>
          <table:table-cell office:value-type="float" office:value="0.61440636475" calcext:value-type="float">
            <text:p>0.6144063648</text:p>
          </table:table-cell>
          <table:table-cell office:value-type="float" office:value="0.626699561761" calcext:value-type="float">
            <text:p>0.6266995618</text:p>
          </table:table-cell>
          <table:table-cell office:value-type="float" office:value="0.62790596365" calcext:value-type="float">
            <text:p>0.6279059637</text:p>
          </table:table-cell>
          <table:table-cell office:value-type="float" office:value="0.640189874365" calcext:value-type="float">
            <text:p>0.6401898744</text:p>
          </table:table-cell>
          <table:table-cell office:value-type="float" office:value="0.622804937133" calcext:value-type="float">
            <text:p>0.6228049371</text:p>
          </table:table-cell>
          <table:table-cell office:value-type="float" office:value="0.64393337367" calcext:value-type="float">
            <text:p>0.6439333737</text:p>
          </table:table-cell>
          <table:table-cell office:value-type="float" office:value="0.640695690704" calcext:value-type="float">
            <text:p>0.6406956907</text:p>
          </table:table-cell>
          <table:table-cell office:value-type="float" office:value="0.629939256963" calcext:value-type="float">
            <text:p>0.629939257</text:p>
          </table:table-cell>
          <table:table-cell office:value-type="float" office:value="0.643325792513" calcext:value-type="float">
            <text:p>0.6433257925</text:p>
          </table:table-cell>
          <table:table-cell office:value-type="string" calcext:value-type="string">
            <text:p>./data_throughput/S1000.000000/H0.000000/brs_non_p</text:p>
          </table:table-cell>
        </table:table-row>
        <table:table-row table:style-name="ro1">
          <table:table-cell office:value-type="float" office:value="0.0382889327794" calcext:value-type="float">
            <text:p>0.0382889328</text:p>
          </table:table-cell>
          <table:table-cell office:value-type="float" office:value="0.077018565134" calcext:value-type="float">
            <text:p>0.0770185651</text:p>
          </table:table-cell>
          <table:table-cell office:value-type="float" office:value="0.114329305925" calcext:value-type="float">
            <text:p>0.1143293059</text:p>
          </table:table-cell>
          <table:table-cell office:value-type="float" office:value="0.153018493762" calcext:value-type="float">
            <text:p>0.1530184938</text:p>
          </table:table-cell>
          <table:table-cell office:value-type="float" office:value="0.193150889129" calcext:value-type="float">
            <text:p>0.1931508891</text:p>
          </table:table-cell>
          <table:table-cell office:value-type="float" office:value="0.229315706067" calcext:value-type="float">
            <text:p>0.2293157061</text:p>
          </table:table-cell>
          <table:table-cell office:value-type="float" office:value="0.269472673082" calcext:value-type="float">
            <text:p>0.2694726731</text:p>
          </table:table-cell>
          <table:table-cell office:value-type="float" office:value="0.308610178984" calcext:value-type="float">
            <text:p>0.308610179</text:p>
          </table:table-cell>
          <table:table-cell office:value-type="float" office:value="0.34531743428" calcext:value-type="float">
            <text:p>0.3453174343</text:p>
          </table:table-cell>
          <table:table-cell office:value-type="float" office:value="0.382625521255" calcext:value-type="float">
            <text:p>0.3826255213</text:p>
          </table:table-cell>
          <table:table-cell office:value-type="float" office:value="0.426588510638" calcext:value-type="float">
            <text:p>0.4265885106</text:p>
          </table:table-cell>
          <table:table-cell office:value-type="float" office:value="0.465837709231" calcext:value-type="float">
            <text:p>0.4658377092</text:p>
          </table:table-cell>
          <table:table-cell office:value-type="float" office:value="0.493530113285" calcext:value-type="float">
            <text:p>0.4935301133</text:p>
          </table:table-cell>
          <table:table-cell office:value-type="float" office:value="0.53125623107" calcext:value-type="float">
            <text:p>0.5312562311</text:p>
          </table:table-cell>
          <table:table-cell office:value-type="float" office:value="0.571455969509" calcext:value-type="float">
            <text:p>0.5714559695</text:p>
          </table:table-cell>
          <table:table-cell office:value-type="float" office:value="0.609797029979" calcext:value-type="float">
            <text:p>0.60979703</text:p>
          </table:table-cell>
          <table:table-cell office:value-type="float" office:value="0.656326667326" calcext:value-type="float">
            <text:p>0.6563266673</text:p>
          </table:table-cell>
          <table:table-cell office:value-type="float" office:value="0.691298776552" calcext:value-type="float">
            <text:p>0.6912987766</text:p>
          </table:table-cell>
          <table:table-cell office:value-type="float" office:value="0.733865326768" calcext:value-type="float">
            <text:p>0.7338653268</text:p>
          </table:table-cell>
          <table:table-cell office:value-type="float" office:value="0.767957967899" calcext:value-type="float">
            <text:p>0.7679579679</text:p>
          </table:table-cell>
          <table:table-cell office:value-type="float" office:value="0.807598941266" calcext:value-type="float">
            <text:p>0.8075989413</text:p>
          </table:table-cell>
          <table:table-cell office:value-type="float" office:value="0.840852592277" calcext:value-type="float">
            <text:p>0.8408525923</text:p>
          </table:table-cell>
          <table:table-cell office:value-type="float" office:value="0.8824240396" calcext:value-type="float">
            <text:p>0.8824240396</text:p>
          </table:table-cell>
          <table:table-cell office:value-type="float" office:value="0.917848011636" calcext:value-type="float">
            <text:p>0.9178480116</text:p>
          </table:table-cell>
          <table:table-cell office:value-type="float" office:value="0.946532298259" calcext:value-type="float">
            <text:p>0.9465322983</text:p>
          </table:table-cell>
          <table:table-cell office:value-type="float" office:value="0.969622688302" calcext:value-type="float">
            <text:p>0.9696226883</text:p>
          </table:table-cell>
          <table:table-cell office:value-type="float" office:value="0.985917209619" calcext:value-type="float">
            <text:p>0.9859172096</text:p>
          </table:table-cell>
          <table:table-cell office:value-type="float" office:value="0.991530109824" calcext:value-type="float">
            <text:p>0.9915301098</text:p>
          </table:table-cell>
          <table:table-cell office:value-type="float" office:value="0.996297769053" calcext:value-type="float">
            <text:p>0.9962977691</text:p>
          </table:table-cell>
          <table:table-cell office:value-type="float" office:value="0.997611434869" calcext:value-type="float">
            <text:p>0.9976114349</text:p>
          </table:table-cell>
          <table:table-cell office:value-type="string" calcext:value-type="string">
            <text:p>./data_throughput/S1000.000000/H0.000000/fuzzy_token</text:p>
          </table:table-cell>
        </table:table-row>
        <table:table-row table:style-name="ro1">
          <table:table-cell office:value-type="float" office:value="0.0387267346479" calcext:value-type="float">
            <text:p>0.0387267346</text:p>
          </table:table-cell>
          <table:table-cell office:value-type="float" office:value="0.0764191587227" calcext:value-type="float">
            <text:p>0.0764191587</text:p>
          </table:table-cell>
          <table:table-cell office:value-type="float" office:value="0.11645204904" calcext:value-type="float">
            <text:p>0.116452049</text:p>
          </table:table-cell>
          <table:table-cell office:value-type="float" office:value="0.153391593732" calcext:value-type="float">
            <text:p>0.1533915937</text:p>
          </table:table-cell>
          <table:table-cell office:value-type="float" office:value="0.189616142993" calcext:value-type="float">
            <text:p>0.189616143</text:p>
          </table:table-cell>
          <table:table-cell office:value-type="float" office:value="0.229862112845" calcext:value-type="float">
            <text:p>0.2298621128</text:p>
          </table:table-cell>
          <table:table-cell office:value-type="float" office:value="0.265195292634" calcext:value-type="float">
            <text:p>0.2651952926</text:p>
          </table:table-cell>
          <table:table-cell office:value-type="float" office:value="0.304417824514" calcext:value-type="float">
            <text:p>0.3044178245</text:p>
          </table:table-cell>
          <table:table-cell office:value-type="float" office:value="0.343565665737" calcext:value-type="float">
            <text:p>0.3435656657</text:p>
          </table:table-cell>
          <table:table-cell office:value-type="float" office:value="0.381957713366" calcext:value-type="float">
            <text:p>0.3819577134</text:p>
          </table:table-cell>
          <table:table-cell office:value-type="float" office:value="0.424062199999" calcext:value-type="float">
            <text:p>0.4240622</text:p>
          </table:table-cell>
          <table:table-cell office:value-type="float" office:value="0.45956306879" calcext:value-type="float">
            <text:p>0.4595630688</text:p>
          </table:table-cell>
          <table:table-cell office:value-type="float" office:value="0.501975889136" calcext:value-type="float">
            <text:p>0.5019758891</text:p>
          </table:table-cell>
          <table:table-cell office:value-type="float" office:value="0.538415434321" calcext:value-type="float">
            <text:p>0.5384154343</text:p>
          </table:table-cell>
          <table:table-cell office:value-type="float" office:value="0.569918700702" calcext:value-type="float">
            <text:p>0.5699187007</text:p>
          </table:table-cell>
          <table:table-cell office:value-type="float" office:value="0.616037873379" calcext:value-type="float">
            <text:p>0.6160378734</text:p>
          </table:table-cell>
          <table:table-cell office:value-type="float" office:value="0.65502212677" calcext:value-type="float">
            <text:p>0.6550221268</text:p>
          </table:table-cell>
          <table:table-cell office:value-type="float" office:value="0.695138125048" calcext:value-type="float">
            <text:p>0.695138125</text:p>
          </table:table-cell>
          <table:table-cell office:value-type="float" office:value="0.734583621202" calcext:value-type="float">
            <text:p>0.7345836212</text:p>
          </table:table-cell>
          <table:table-cell office:value-type="float" office:value="0.765936780806" calcext:value-type="float">
            <text:p>0.7659367808</text:p>
          </table:table-cell>
          <table:table-cell office:value-type="float" office:value="0.810701770442" calcext:value-type="float">
            <text:p>0.8107017704</text:p>
          </table:table-cell>
          <table:table-cell office:value-type="float" office:value="0.843004699225" calcext:value-type="float">
            <text:p>0.8430046992</text:p>
          </table:table-cell>
          <table:table-cell office:value-type="float" office:value="0.886581778553" calcext:value-type="float">
            <text:p>0.8865817786</text:p>
          </table:table-cell>
          <table:table-cell office:value-type="float" office:value="0.920080915417" calcext:value-type="float">
            <text:p>0.9200809154</text:p>
          </table:table-cell>
          <table:table-cell office:value-type="float" office:value="0.950459604196" calcext:value-type="float">
            <text:p>0.9504596042</text:p>
          </table:table-cell>
          <table:table-cell office:value-type="float" office:value="0.979007212762" calcext:value-type="float">
            <text:p>0.9790072128</text:p>
          </table:table-cell>
          <table:table-cell office:value-type="float" office:value="0.985536046129" calcext:value-type="float">
            <text:p>0.9855360461</text:p>
          </table:table-cell>
          <table:table-cell office:value-type="float" office:value="0.993296127656" calcext:value-type="float">
            <text:p>0.9932961277</text:p>
          </table:table-cell>
          <table:table-cell office:value-type="float" office:value="0.996528870289" calcext:value-type="float">
            <text:p>0.9965288703</text:p>
          </table:table-cell>
          <table:table-cell office:value-type="float" office:value="0.998059875626" calcext:value-type="float">
            <text:p>0.9980598756</text:p>
          </table:table-cell>
          <table:table-cell office:value-type="string" calcext:value-type="string">
            <text:p>./data_throughput/S1000.000000/H0.000000/tok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6T19:55:04.945147447</dc:date>
    <meta:editing-duration>PT3M36S</meta:editing-duration>
    <meta:editing-cycles>1</meta:editing-cycles>
    <meta:document-statistic meta:table-count="1" meta:cell-count="1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28cm" svg:height="18.138cm" xlink:href=".." xlink:type="simple" chart:class="chart:line" chart:style-name="ch1">
        <chart:legend chart:legend-position="end" svg:x="24.861cm" svg:y="8.284cm" style:legend-expansion="high" chart:style-name="ch2"/>
        <chart:plot-area chart:style-name="ch3" table:cell-range-address="spreadsheet_throughput.A4:spreadsheet_throughput.AD7" chart:data-source-has-labels="row" svg:x="0.544cm" svg:y="0.362cm" svg:width="23.773cm" svg:height="17.414cm">
          <chartooo:coordinate-region svg:x="1.324cm" svg:y="0.362cm" svg:width="22.672cm" svg:height="15.869cm"/>
          <chart:axis chart:dimension="x" chart:name="primary-x" chart:style-name="ch4" chartooo:axis-type="auto">
            <chartooo:date-scale/>
            <chart:categories table:cell-range-address="spreadsheet_throughput.A4:spreadsheet_throughput.AD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preadsheet_throughput.A5:spreadsheet_throughput.AD5" chart:class="chart:line">
            <chart:data-point chart:repeated="30"/>
          </chart:series>
          <chart:series chart:style-name="ch7" chart:values-cell-range-address="spreadsheet_throughput.A6:spreadsheet_throughput.AD6" chart:class="chart:line">
            <chart:data-point chart:repeated="30"/>
          </chart:series>
          <chart:series chart:style-name="ch8" chart:values-cell-range-address="spreadsheet_throughput.A7:spreadsheet_throughput.AD7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throughput.A4:spreadsheet_throughput.AD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  <table:table-cell office:value-type="float" office:value="0.003">
                <text:p>0.00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387901824034">
                <text:p>0.0387901824034</text:p>
                <draw:g>
                  <svg:desc>spreadsheet_throughput.A5:spreadsheet_throughput.AD5</svg:desc>
                </draw:g>
              </table:table-cell>
              <table:table-cell office:value-type="float" office:value="0.0766115665032">
                <text:p>0.0766115665032</text:p>
              </table:table-cell>
              <table:table-cell office:value-type="float" office:value="0.115015857245">
                <text:p>0.115015857245</text:p>
              </table:table-cell>
              <table:table-cell office:value-type="float" office:value="0.152358180042">
                <text:p>0.152358180042</text:p>
              </table:table-cell>
              <table:table-cell office:value-type="float" office:value="0.192933173981">
                <text:p>0.192933173981</text:p>
              </table:table-cell>
              <table:table-cell office:value-type="float" office:value="0.232431302118">
                <text:p>0.232431302118</text:p>
              </table:table-cell>
              <table:table-cell office:value-type="float" office:value="0.271363512588">
                <text:p>0.271363512588</text:p>
              </table:table-cell>
              <table:table-cell office:value-type="float" office:value="0.305398042108">
                <text:p>0.305398042108</text:p>
              </table:table-cell>
              <table:table-cell office:value-type="float" office:value="0.349665404577">
                <text:p>0.349665404577</text:p>
              </table:table-cell>
              <table:table-cell office:value-type="float" office:value="0.384769217377">
                <text:p>0.384769217377</text:p>
              </table:table-cell>
              <table:table-cell office:value-type="float" office:value="0.424938086653">
                <text:p>0.424938086653</text:p>
              </table:table-cell>
              <table:table-cell office:value-type="float" office:value="0.455959398698">
                <text:p>0.455959398698</text:p>
              </table:table-cell>
              <table:table-cell office:value-type="float" office:value="0.49981547509">
                <text:p>0.49981547509</text:p>
              </table:table-cell>
              <table:table-cell office:value-type="float" office:value="0.540272334162">
                <text:p>0.540272334162</text:p>
              </table:table-cell>
              <table:table-cell office:value-type="float" office:value="0.56976146493">
                <text:p>0.56976146493</text:p>
              </table:table-cell>
              <table:table-cell office:value-type="float" office:value="0.586289349387">
                <text:p>0.586289349387</text:p>
              </table:table-cell>
              <table:table-cell office:value-type="float" office:value="0.593751743046">
                <text:p>0.593751743046</text:p>
              </table:table-cell>
              <table:table-cell office:value-type="float" office:value="0.597859111105">
                <text:p>0.597859111105</text:p>
              </table:table-cell>
              <table:table-cell office:value-type="float" office:value="0.601179336256">
                <text:p>0.601179336256</text:p>
              </table:table-cell>
              <table:table-cell office:value-type="float" office:value="0.608724304005">
                <text:p>0.608724304005</text:p>
              </table:table-cell>
              <table:table-cell office:value-type="float" office:value="0.611827274861">
                <text:p>0.611827274861</text:p>
              </table:table-cell>
              <table:table-cell office:value-type="float" office:value="0.61440636475">
                <text:p>0.61440636475</text:p>
              </table:table-cell>
              <table:table-cell office:value-type="float" office:value="0.626699561761">
                <text:p>0.626699561761</text:p>
              </table:table-cell>
              <table:table-cell office:value-type="float" office:value="0.62790596365">
                <text:p>0.62790596365</text:p>
              </table:table-cell>
              <table:table-cell office:value-type="float" office:value="0.640189874365">
                <text:p>0.640189874365</text:p>
              </table:table-cell>
              <table:table-cell office:value-type="float" office:value="0.622804937133">
                <text:p>0.622804937133</text:p>
              </table:table-cell>
              <table:table-cell office:value-type="float" office:value="0.64393337367">
                <text:p>0.64393337367</text:p>
              </table:table-cell>
              <table:table-cell office:value-type="float" office:value="0.640695690704">
                <text:p>0.640695690704</text:p>
              </table:table-cell>
              <table:table-cell office:value-type="float" office:value="0.629939256963">
                <text:p>0.629939256963</text:p>
              </table:table-cell>
              <table:table-cell office:value-type="float" office:value="0.643325792513">
                <text:p>0.643325792513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382889327794">
                <text:p>0.0382889327794</text:p>
                <draw:g>
                  <svg:desc>spreadsheet_throughput.A6:spreadsheet_throughput.AD6</svg:desc>
                </draw:g>
              </table:table-cell>
              <table:table-cell office:value-type="float" office:value="0.077018565134">
                <text:p>0.077018565134</text:p>
              </table:table-cell>
              <table:table-cell office:value-type="float" office:value="0.114329305925">
                <text:p>0.114329305925</text:p>
              </table:table-cell>
              <table:table-cell office:value-type="float" office:value="0.153018493762">
                <text:p>0.153018493762</text:p>
              </table:table-cell>
              <table:table-cell office:value-type="float" office:value="0.193150889129">
                <text:p>0.193150889129</text:p>
              </table:table-cell>
              <table:table-cell office:value-type="float" office:value="0.229315706067">
                <text:p>0.229315706067</text:p>
              </table:table-cell>
              <table:table-cell office:value-type="float" office:value="0.269472673082">
                <text:p>0.269472673082</text:p>
              </table:table-cell>
              <table:table-cell office:value-type="float" office:value="0.308610178984">
                <text:p>0.308610178984</text:p>
              </table:table-cell>
              <table:table-cell office:value-type="float" office:value="0.34531743428">
                <text:p>0.34531743428</text:p>
              </table:table-cell>
              <table:table-cell office:value-type="float" office:value="0.382625521255">
                <text:p>0.382625521255</text:p>
              </table:table-cell>
              <table:table-cell office:value-type="float" office:value="0.426588510638">
                <text:p>0.426588510638</text:p>
              </table:table-cell>
              <table:table-cell office:value-type="float" office:value="0.465837709231">
                <text:p>0.465837709231</text:p>
              </table:table-cell>
              <table:table-cell office:value-type="float" office:value="0.493530113285">
                <text:p>0.493530113285</text:p>
              </table:table-cell>
              <table:table-cell office:value-type="float" office:value="0.53125623107">
                <text:p>0.53125623107</text:p>
              </table:table-cell>
              <table:table-cell office:value-type="float" office:value="0.571455969509">
                <text:p>0.571455969509</text:p>
              </table:table-cell>
              <table:table-cell office:value-type="float" office:value="0.609797029979">
                <text:p>0.609797029979</text:p>
              </table:table-cell>
              <table:table-cell office:value-type="float" office:value="0.656326667326">
                <text:p>0.656326667326</text:p>
              </table:table-cell>
              <table:table-cell office:value-type="float" office:value="0.691298776552">
                <text:p>0.691298776552</text:p>
              </table:table-cell>
              <table:table-cell office:value-type="float" office:value="0.733865326768">
                <text:p>0.733865326768</text:p>
              </table:table-cell>
              <table:table-cell office:value-type="float" office:value="0.767957967899">
                <text:p>0.767957967899</text:p>
              </table:table-cell>
              <table:table-cell office:value-type="float" office:value="0.807598941266">
                <text:p>0.807598941266</text:p>
              </table:table-cell>
              <table:table-cell office:value-type="float" office:value="0.840852592277">
                <text:p>0.840852592277</text:p>
              </table:table-cell>
              <table:table-cell office:value-type="float" office:value="0.8824240396">
                <text:p>0.8824240396</text:p>
              </table:table-cell>
              <table:table-cell office:value-type="float" office:value="0.917848011636">
                <text:p>0.917848011636</text:p>
              </table:table-cell>
              <table:table-cell office:value-type="float" office:value="0.946532298259">
                <text:p>0.946532298259</text:p>
              </table:table-cell>
              <table:table-cell office:value-type="float" office:value="0.969622688302">
                <text:p>0.969622688302</text:p>
              </table:table-cell>
              <table:table-cell office:value-type="float" office:value="0.985917209619">
                <text:p>0.985917209619</text:p>
              </table:table-cell>
              <table:table-cell office:value-type="float" office:value="0.991530109824">
                <text:p>0.991530109824</text:p>
              </table:table-cell>
              <table:table-cell office:value-type="float" office:value="0.996297769053">
                <text:p>0.996297769053</text:p>
              </table:table-cell>
              <table:table-cell office:value-type="float" office:value="0.997611434869">
                <text:p>0.997611434869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0387267346479">
                <text:p>0.0387267346479</text:p>
                <draw:g>
                  <svg:desc>spreadsheet_throughput.A7:spreadsheet_throughput.AD7</svg:desc>
                </draw:g>
              </table:table-cell>
              <table:table-cell office:value-type="float" office:value="0.0764191587227">
                <text:p>0.0764191587227</text:p>
              </table:table-cell>
              <table:table-cell office:value-type="float" office:value="0.11645204904">
                <text:p>0.11645204904</text:p>
              </table:table-cell>
              <table:table-cell office:value-type="float" office:value="0.153391593732">
                <text:p>0.153391593732</text:p>
              </table:table-cell>
              <table:table-cell office:value-type="float" office:value="0.189616142993">
                <text:p>0.189616142993</text:p>
              </table:table-cell>
              <table:table-cell office:value-type="float" office:value="0.229862112845">
                <text:p>0.229862112845</text:p>
              </table:table-cell>
              <table:table-cell office:value-type="float" office:value="0.265195292634">
                <text:p>0.265195292634</text:p>
              </table:table-cell>
              <table:table-cell office:value-type="float" office:value="0.304417824514">
                <text:p>0.304417824514</text:p>
              </table:table-cell>
              <table:table-cell office:value-type="float" office:value="0.343565665737">
                <text:p>0.343565665737</text:p>
              </table:table-cell>
              <table:table-cell office:value-type="float" office:value="0.381957713366">
                <text:p>0.381957713366</text:p>
              </table:table-cell>
              <table:table-cell office:value-type="float" office:value="0.424062199999">
                <text:p>0.424062199999</text:p>
              </table:table-cell>
              <table:table-cell office:value-type="float" office:value="0.45956306879">
                <text:p>0.45956306879</text:p>
              </table:table-cell>
              <table:table-cell office:value-type="float" office:value="0.501975889136">
                <text:p>0.501975889136</text:p>
              </table:table-cell>
              <table:table-cell office:value-type="float" office:value="0.538415434321">
                <text:p>0.538415434321</text:p>
              </table:table-cell>
              <table:table-cell office:value-type="float" office:value="0.569918700702">
                <text:p>0.569918700702</text:p>
              </table:table-cell>
              <table:table-cell office:value-type="float" office:value="0.616037873379">
                <text:p>0.616037873379</text:p>
              </table:table-cell>
              <table:table-cell office:value-type="float" office:value="0.65502212677">
                <text:p>0.65502212677</text:p>
              </table:table-cell>
              <table:table-cell office:value-type="float" office:value="0.695138125048">
                <text:p>0.695138125048</text:p>
              </table:table-cell>
              <table:table-cell office:value-type="float" office:value="0.734583621202">
                <text:p>0.734583621202</text:p>
              </table:table-cell>
              <table:table-cell office:value-type="float" office:value="0.765936780806">
                <text:p>0.765936780806</text:p>
              </table:table-cell>
              <table:table-cell office:value-type="float" office:value="0.810701770442">
                <text:p>0.810701770442</text:p>
              </table:table-cell>
              <table:table-cell office:value-type="float" office:value="0.843004699225">
                <text:p>0.843004699225</text:p>
              </table:table-cell>
              <table:table-cell office:value-type="float" office:value="0.886581778553">
                <text:p>0.886581778553</text:p>
              </table:table-cell>
              <table:table-cell office:value-type="float" office:value="0.920080915417">
                <text:p>0.920080915417</text:p>
              </table:table-cell>
              <table:table-cell office:value-type="float" office:value="0.950459604196">
                <text:p>0.950459604196</text:p>
              </table:table-cell>
              <table:table-cell office:value-type="float" office:value="0.979007212762">
                <text:p>0.979007212762</text:p>
              </table:table-cell>
              <table:table-cell office:value-type="float" office:value="0.985536046129">
                <text:p>0.985536046129</text:p>
              </table:table-cell>
              <table:table-cell office:value-type="float" office:value="0.993296127656">
                <text:p>0.993296127656</text:p>
              </table:table-cell>
              <table:table-cell office:value-type="float" office:value="0.996528870289">
                <text:p>0.996528870289</text:p>
              </table:table-cell>
              <table:table-cell office:value-type="float" office:value="0.998059875626">
                <text:p>0.998059875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